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2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5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4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Коновалов Сергей Александро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Возможность создать в super классе метод, общий для всех классов-наследников, которые будут реализовывать этот метод. Одна из реализаций принципа полиформизма.</text:span><text:span text:style-name="T39"/></text:p>
          </table:table-cell>
        </table:table-row>
        <table:table-row table:style-name="TableRow0103">
          <table:table-cell table:style-name="TableCell010300">
            <text:p text:style-name="P11"><text:span text:style-name="T40">Какие</text:span><text:span text:style-name="T41"><text:s/></text:span><text:span text:style-name="T42">бывают</text:span><text:span text:style-name="T43"><text:s/></text:span><text:span text:style-name="T44">виды</text:span><text:span text:style-name="T45"><text:s/></text:span><text:span text:style-name="T46">классов</text:span><text:span text:style-name="T47">?</text:span><text:span text:style-name="T48"/></text:p>
          </table:table-cell>
          <table:table-cell table:style-name="TableCell010301">
            <text:p text:style-name="P11"><text:span text:style-name="T49">1.<text:s/></text:span><text:span text:style-name="T50">Вложенный класс и<text:s text:c="2"/>static класс<text:s/></text:span><text:span text:style-name="T51">- объявляется внутри другого класса. Имеет доступ ко всем членам вннешнего класса. Бывают static - может обращаться ТОЛЬКО к static членам внешнего класса. НЕ static (вложенный внутренний класс)<text:s text:c="2"/>может обращаться ко всем членам внешнего класса.</text:span></text:p>
            <text:p text:style-name="P11"><text:span text:style-name="T52">2.<text:s/></text:span><text:span text:style-name="T53">Локальный класс<text:s/></text:span><text:span text:style-name="T54">- класс, внутри метода. Создание экземпляров класса так же внутри метода.</text:span></text:p>
            <text:p text:style-name="P11"><text:span text:style-name="T55">3.<text:s/></text:span><text:span text:style-name="T56">Анонимный класс<text:s/></text:span><text:span text:style-name="T57">- используются если нужен 1 экземпляр класса или экзепмляр используется 1 раз.</text:span><text:span text:style-name="T58"/></text:p>
          </table:table-cell>
        </table:table-row>
        <table:table-row table:style-name="TableRow0104">
          <table:table-cell table:style-name="TableCell010400">
            <text:p text:style-name="P13"><text:span text:style-name="T59">Как</text:span><text:span text:style-name="T60"><text:s/></text:span><text:span text:style-name="T61">и</text:span><text:span text:style-name="T62"><text:s/></text:span><text:span text:style-name="T63">зачем</text:span><text:span text:style-name="T64"><text:s/></text:span><text:span text:style-name="T65">можно</text:span><text:span text:style-name="T66"><text:s/></text:span><text:span text:style-name="T67">использовать</text:span><text:span text:style-name="T68"><text:s/></text:span><text:span text:style-name="T69">модификатор</text:span><text:span text:style-name="T70"><text:s/>final?</text:span><text:span text:style-name="T71"/></text:p>
          </table:table-cell>
          <table:table-cell table:style-name="TableCell010401">
            <text:p text:style-name="P13"><text:span text:style-name="T72">Используется для переменных, методов и классов.</text:span></text:p>
            <text:p text:style-name="P13"><text:span text:style-name="T73">1.<text:s/></text:span><text:span text:style-name="T74">Чтобы предотвратить изменение переменной, сделав её константой или финализированной (зависит от наличия инициализации).</text:span></text:p>
            <text:p text:style-name="P13"><text:span text:style-name="T74">Пример: final int x = 5;</text:span></text:p>
            <text:p text:style-name="P13"><text:span text:style-name="T75">2.<text:s/></text:span><text:span text:style-name="T76">Чтобы запретить переопределение метода.</text:span></text:p>
            <text:p text:style-name="P13"><text:span text:style-name="T76">Пример: final int x () {return x;}</text:span></text:p>
            <text:p text:style-name="P13"><text:span text:style-name="T77">3.<text:s/></text:span><text:span text:style-name="T78">Чтобы предотвратить наследование класса.</text:span></text:p>
            <text:p text:style-name="P13"><text:span text:style-name="T78">Пример: final class x {}</text:span><text:span text:style-name="T79"/></text:p>
          </table:table-cell>
        </table:table-row>
        <table:table-row table:style-name="TableRow0105">
          <table:table-cell table:style-name="TableCell010500">
            <text:p text:style-name="P15"><text:span text:style-name="T80">Какие</text:span><text:span text:style-name="T81"><text:s/></text:span><text:span text:style-name="T82">есть</text:span><text:span text:style-name="T83"><text:s/></text:span><text:span text:style-name="T84">варианты</text:span><text:span text:style-name="T85"><text:s/></text:span><text:span text:style-name="T86">использования</text:span><text:span text:style-name="T87"><text:s/></text:span><text:span text:style-name="T88">ключевого</text:span><text:span text:style-name="T89"><text:s/></text:span><text:span text:style-name="T90">слова</text:span><text:span text:style-name="T91"><text:s/>try?</text:span><text:span text:style-name="T92"/></text:p>
          </table:table-cell>
          <table:table-cell table:style-name="TableCell010501">
            <text:p text:style-name="P15"><text:span text:style-name="T93">try<text:s/></text:span><text:span text:style-name="T94">используется для обработки исключений (ошибок) при рботе приложения. Все блоки, исключения в котрых нужно искать помещаются в блок try.</text:span></text:p>
            <text:p text:style-name="P15"><text:span text:style-name="T94">Пример: </text:span></text:p>
            <text:p text:style-name="P15"><text:span text:style-name="T95">try {x = 4/2}</text:span></text:p>
            <text:p text:style-name="P15"><text:span text:style-name="T95">catch (...Exception) {//</text:span><text:span text:style-name="T96">операторы блока catch}</text:span><text:span text:style-name="T97"/></text:p>
          </table:table-cell>
        </table:table-row>
        <table:table-row table:style-name="TableRow0106">
          <table:table-cell table:style-name="TableCell010600">
            <text:p text:style-name="P17"><text:span text:style-name="T98">Какие</text:span><text:span text:style-name="T99"><text:s/></text:span><text:span text:style-name="T100">есть</text:span><text:span text:style-name="T101"><text:s/></text:span><text:span text:style-name="T102">стандартные</text:span><text:span text:style-name="T103"><text:s/></text:span><text:span text:style-name="T104">реализации</text:span><text:span text:style-name="T105"><text:s/></text:span><text:span text:style-name="T106">интерфейса</text:span><text:span text:style-name="T107"><text:s/>List<text:s/></text:span><text:span text:style-name="T108">и</text:span><text:span text:style-name="T109"><text:s/></text:span><text:span text:style-name="T110">в</text:span><text:span text:style-name="T111"><text:s/></text:span><text:span text:style-name="T112">каких</text:span><text:span text:style-name="T113"><text:s/></text:span><text:span text:style-name="T114">ситуациях</text:span><text:span text:style-name="T115"><text:s/></text:span><text:span text:style-name="T116">их</text:span><text:span text:style-name="T117"><text:s/></text:span><text:span text:style-name="T118">нужно</text:span><text:span text:style-name="T119"><text:s/></text:span><text:span text:style-name="T120">использовать</text:span><text:span text:style-name="T121">?</text:span><text:span text:style-name="T122"/></text:p>
          </table:table-cell>
          <table:table-cell table:style-name="TableCell010601">
            <text:p text:style-name="P17"><text:span text:style-name="T123">1. ArrayList -<text:s/></text:span><text:span text:style-name="T124">динамические массивы (т.е. размер массива может меняться в ходе выполнения программы). Если данные нужно добавлять в начале или концк списка (т.к., например в середину это будет сделать сложнее, т.к. при добавлении или удалении элемента). Т.к. массив индексный, можно быстро найти элемент по индексу.</text:span></text:p>
            <text:p text:style-name="P17"><text:span text:style-name="T125">2. LinkedList -<text:s/></text:span><text:span text:style-name="T126">отличается от ArrayList тем, что не имеет индексов, а элементы имеют сслыки друг на друга </text:span></text:p>
            <text:p text:style-name="P18"><text:span text:style-name="T127">(</text:span><text:span text:style-name="T128">первый -&gt; второй, второй -&gt; первый). Здесь проще удалять элементы из середины.</text:span><text:span text:style-name="T129"/></text:p>
          </table:table-cell>
        </table:table-row>
        <table:table-row table:style-name="TableRow0107">
          <table:table-cell table:style-name="TableCell010700">
            <text:p text:style-name="P20"><text:span text:style-name="T130">В</text:span><text:span text:style-name="T131"><text:s/></text:span><text:span text:style-name="T132">чём</text:span><text:span text:style-name="T133"><text:s/></text:span><text:span text:style-name="T134">основная</text:span><text:span text:style-name="T135"><text:s/></text:span><text:span text:style-name="T136">идея</text:span><text:span text:style-name="T137"><text:s/></text:span><text:span text:style-name="T138">стримов</text:span><text:span text:style-name="T139"><text:s/></text:span><text:span text:style-name="T140">из</text:span><text:span text:style-name="T141"><text:s/></text:span><text:span text:style-name="T142">пакета</text:span><text:span text:style-name="T143"><text:s/>java.util.stream?</text:span><text:span text:style-name="T144"/></text:p>
          </table:table-cell>
          <table:table-cell table:style-name="TableCell010701">
            <text:p text:style-name="P20"><text:span text:style-name="T145">Чтобы упростить операции сортировки, фильтрации и т.д. с данными, например массивами, коллекциями и т.д.</text:span><text:span text:style-name="T146"/></text:p>
          </table:table-cell>
        </table:table-row>
        <table:table-row table:style-name="TableRow0108">
          <table:table-cell table:style-name="TableCell010800" table:number-columns-spanned="2">
            <text:p text:style-name="P23"><text:span text:style-name="T147">Разное</text:span><text:span text:style-name="T148"/></text:p>
          </table:table-cell>
          <table:covered-table-cell/>
        </table:table-row>
        <table:table-row table:style-name="TableRow0109">
          <table:table-cell table:style-name="TableCell010900">
            <text:p text:style-name="P26"><text:span text:style-name="T149">Каким</text:span><text:span text:style-name="T150"><text:s/></text:span><text:span text:style-name="T151">критериям</text:span><text:span text:style-name="T152"><text:s/></text:span><text:span text:style-name="T153">должна</text:span><text:span text:style-name="T154"><text:s/></text:span><text:span text:style-name="T155">удовлетворять</text:span><text:span text:style-name="T156"><text:s/>«</text:span><text:span text:style-name="T157">хорошая</text:span><text:span text:style-name="T158">»<text:s/></text:span><text:span text:style-name="T159">хэш</text:span><text:span text:style-name="T160">-</text:span><text:span text:style-name="T161">функция</text:span><text:span text:style-name="T162">?</text:span><text:span text:style-name="T163"/></text:p>
          </table:table-cell>
          <table:table-cell table:style-name="TableCell010901">
            <text:p text:style-name="P26"><text:span text:style-name="T164">1.<text:s/></text:span><text:span text:style-name="T165">Не должно возникать ситуаций, при которых происходит много "пересечений" ключей и значений. Например у нас есть 5 объетов и 2 ключаж</text:span></text:p>
            <text:p text:style-name="P26"><text:span text:style-name="T166">2.<text:s/></text:span><text:span text:style-name="T167">Хэш-функция должна вычисляться быстрее, чем поиск самого значения.</text:span><text:span text:style-name="T168"/></text:p>
          </table:table-cell>
        </table:table-row>
        <table:table-row table:style-name="TableRow0110">
          <table:table-cell table:style-name="TableCell011000">
            <text:p text:style-name="P28"><text:span text:style-name="T169">В</text:span><text:span text:style-name="T170"><text:s/></text:span><text:span text:style-name="T171">чём</text:span><text:span text:style-name="T172"><text:s/></text:span><text:span text:style-name="T173">причина</text:span><text:span text:style-name="T174"><text:s/></text:span><text:span text:style-name="T175">популярности</text:span><text:span text:style-name="T176"><text:s/></text:span><text:span text:style-name="T177">и</text:span><text:span text:style-name="T178"><text:s/></text:span><text:span text:style-name="T179">широкого</text:span><text:span text:style-name="T180"><text:s/></text:span><text:span text:style-name="T181">распространения</text:span><text:span text:style-name="T182"><text:s/></text:span><text:span text:style-name="T183">кодировки</text:span><text:span text:style-name="T184"><text:s/>UTF-8?</text:span><text:span text:style-name="T185"/></text:p>
          </table:table-cell>
          <table:table-cell table:style-name="TableCell011001">
            <text:p text:style-name="P28"><text:span text:style-name="T186">1.<text:s/></text:span><text:span text:style-name="T187">Есть все возможные символы;</text:span></text:p>
            <text:p text:style-name="P28"><text:span text:style-name="T188">2.<text:s/></text:span><text:span text:style-name="T189">Код символа можно использовать так же, как и сам символ. Можно написать "Ш" или U+0428 результат будет одинаковым.</text:span></text:p>
            <text:p text:style-name="P28"><text:span text:style-name="T190">3.<text:s/></text:span><text:span text:style-name="T191">Раньше нужны были постановки в HTML, сейчас достаточно кода символа.</text:span><text:span text:style-name="T192"/></text:p>
          </table:table-cell>
        </table:table-row>
        <table:table-row table:style-name="TableRow0111">
          <table:table-cell table:style-name="TableCell011100">
            <text:p text:style-name="P30"><text:span text:style-name="T193">Сравните</text:span><text:span text:style-name="T194"><text:s/></text:span><text:span text:style-name="T195">форматы</text:span><text:span text:style-name="T196"><text:s/>XML<text:s/></text:span><text:span text:style-name="T197">и</text:span><text:span text:style-name="T198"><text:s/>JSON.<text:s/></text:span><text:span text:style-name="T199">Когда</text:span><text:span text:style-name="T200"><text:s/></text:span><text:span text:style-name="T201">какой</text:span><text:span text:style-name="T202"><text:s/></text:span><text:span text:style-name="T203">использовать</text:span><text:span text:style-name="T204">?</text:span><text:span text:style-name="T205"/></text:p>
          </table:table-cell>
          <table:table-cell table:style-name="TableCell011101">
            <text:p text:style-name="P30"><text:span text:style-name="T206">1.<text:s/></text:span><text:span text:style-name="T207">XML</text:span><text:span text:style-name="T208"><text:s/>-<text:s/></text:span><text:span text:style-name="T209">язык разметки, а<text:s/></text:span><text:span text:style-name="T210">JSON</text:span><text:span text:style-name="T211"><text:s/>-<text:s/></text:span><text:span text:style-name="T212">формат данных.</text:span></text:p>
            <text:p text:style-name="P30"><text:span text:style-name="T213">2.<text:s/></text:span><text:span text:style-name="T214">XML</text:span><text:span text:style-name="T215"><text:s/>-<text:s/></text:span><text:span text:style-name="T216">данные хранятся в виде дерева, а в<text:s/></text:span><text:span text:style-name="T217">JSON</text:span><text:span text:style-name="T218"><text:s/>-<text:s/></text:span><text:span text:style-name="T219">в паре ключ-значение.</text:span></text:p>
            <text:p text:style-name="P30"><text:span text:style-name="T219">Если нужен простой и быстрый обмен данными, без проверок написания и т.д. -<text:s/></text:span><text:span text:style-name="T220">JSON</text:span><text:span text:style-name="T221">,<text:s/></text:span><text:span text:style-name="T222">если нужно сделать больше проверок и сложнее анализ -<text:s/></text:span><text:span text:style-name="T223">XML</text:span><text:span text:style-name="T224">.</text:span><text:span text:style-name="T225"/></text:p>
          </table:table-cell>
        </table:table-row>
        <table:table-row table:style-name="TableRow0112">
          <table:table-cell table:style-name="TableCell011200">
            <text:p text:style-name="P32"><text:span text:style-name="T226">Опишите</text:span><text:span text:style-name="T227"><text:s/></text:span><text:span text:style-name="T228">что</text:span><text:span text:style-name="T229"><text:s/></text:span><text:span text:style-name="T230">будет</text:span><text:span text:style-name="T231"><text:s/></text:span><text:span text:style-name="T232">происходить</text:span><text:span text:style-name="T233"><text:s/>«</text:span><text:span text:style-name="T234">под</text:span><text:span text:style-name="T235"><text:s/></text:span><text:span text:style-name="T236">капотом</text:span><text:span text:style-name="T237">»<text:s/></text:span><text:span text:style-name="T238">после</text:span><text:span text:style-name="T239"><text:s/></text:span><text:span text:style-name="T240">ввода</text:span><text:span text:style-name="T241"><text:s/></text:span><text:span text:style-name="T242">адреса</text:span><text:span text:style-name="T243"><text:s/></text:span><text:span text:style-name="T244">сайта</text:span><text:span text:style-name="T245"><text:s/></text:span><text:span text:style-name="T246">в</text:span><text:span text:style-name="T247"><text:s/></text:span><text:span text:style-name="T248">браузере</text:span><text:span text:style-name="T249"><text:s/></text:span><text:span text:style-name="T250">и</text:span><text:span text:style-name="T251"><text:s/></text:span><text:span text:style-name="T252">нажатия</text:span><text:span text:style-name="T253"><text:s/>Enter?</text:span><text:span text:style-name="T254"/></text:p>
          </table:table-cell>
          <table:table-cell table:style-name="TableCell011201">
            <text:p text:style-name="P32"><text:span text:style-name="T255">1.<text:s/></text:span><text:span text:style-name="T256">Браузер осуществляет поиск IP сервера: "внутри", если не находит, то через DNS;</text:span></text:p>
            <text:p text:style-name="P32"><text:span text:style-name="T257">2.<text:s/></text:span><text:span text:style-name="T258">По IP устанавливает соединение с сервером и направляет запрос на получение данных;</text:span></text:p>
            <text:p text:style-name="P32"><text:span text:style-name="T259">3.<text:s/></text:span><text:span text:style-name="T260">Сервер обрабатывает запрос и направляет браузеру ответ;</text:span></text:p>
            <text:p text:style-name="P32"><text:span text:style-name="T261">4.<text:s/></text:span><text:span text:style-name="T262">Браузер отображает данные.</text:span><text:span text:style-name="T263"/></text:p>
          </table:table-cell>
        </table:table-row>
      </table:table>
      <text:p text:style-name="P34"><text:span text:style-name="T26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